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Helvetica Neue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Helvetica Neue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Helvetica Neue" fo:font-size="12pt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Helvetica Neue" fo:font-size="12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ntracted</text:h>
      <text:p text:style-name="Text_20_body">Columnist and contributing writer to the Central Michigan Pulse between September 2015 and January 2016. Researched and submitted articles.</text:p>
      <text:p text:style-name="Text_20_body">Columnist for the Hartland Patch between February 2010 and February 2011. Wrote profiles of Hartland alumni.</text:p>
      <text:p text:style-name="Text_20_body">Community Photographer and contributing writer for the Morning Sun 2016-2018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21:44:42.140000000</meta:creation-date>
    <meta:generator>LibreOffice/6.3.3.2$Windows_X86_64 LibreOffice_project/a64200df03143b798afd1ec74a12ab50359878ed</meta:generator>
    <dc:date>2019-11-04T22:06:55.675000000</dc:date>
    <meta:editing-duration>PT1M21S</meta:editing-duration>
    <meta:editing-cycles>4</meta:editing-cycles>
    <meta:document-statistic meta:table-count="0" meta:image-count="0" meta:object-count="0" meta:page-count="1" meta:paragraph-count="4" meta:word-count="46" meta:character-count="334" meta:non-whitespace-character-count="292"/>
  </office:meta>
</office:document-meta>
</file>